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 / E71</text:p>
          </table:table-cell>
          <table:table-cell table:style-name="ce111"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2 / E51</text:p>
          </table:table-cell>
          <table:table-cell table:style-name="ce111"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102" office:value-type="string" calcext:value-type="string">
            <text:p>1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54</text:p>
          </table:table-cell>
          <table:table-cell table:style-name="ce111"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102" office:value-type="string" calcext:value-type="string">
            <text:p>13.6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7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F12</text:p>
          </table:table-cell>
          <table:table-cell table:style-name="ce117"/>
          <table:table-cell office:value-type="string" calcext:value-type="string">
            <text:p>DC</text:p>
          </table:table-cell>
          <table:table-cell office:value-type="string" calcext:value-type="string">
            <text:p>same as ef10 new</text:p>
          </table:table-cell>
          <table:table-cell/>
          <table:table-cell office:value-type="float" office:value="1941" calcext:value-type="float">
            <text:p>1941</text:p>
          </table:table-cell>
          <table:table-cell table:number-columns-repeated="4"/>
          <table:table-cell table:style-name="ce113"/>
          <table:table-cell table:number-columns-repeated="15"/>
          <table:table-cell table:style-name="ce111" table:number-columns-repeated="99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office:value-type="string" calcext:value-type="string">
            <text:p>azusa?</text:p>
          </table:table-cell>
          <table:table-cell table:style-name="ce110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0x4d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table:style-name="ce102"/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1007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6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v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yronev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20:58:36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8-08T01:09:27.685000000</dc:date>
    <meta:editing-duration>P74DT1H43M6S</meta:editing-duration>
    <meta:editing-cycles>90</meta:editing-cycles>
    <meta:generator>LibreOffice/7.0.3.1$Windows_X86_64 LibreOffice_project/d7547858d014d4cf69878db179d326fc3483e082</meta:generator>
    <meta:document-statistic meta:table-count="4" meta:cell-count="1621" meta:object-count="0"/>
  </office:meta>
</office:document-meta>
</file>